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pitch="variable"/>
    <style:font-face style:name="Calibri" svg:font-family="Calibri" style:font-family-generic="swiss" style:font-pitch="variable"/>
    <style:font-face style:name="Jamrul" svg:font-family="Jamrul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d97e7" officeooo:paragraph-rsid="000d97e7"/>
    </style:style>
    <style:style style:name="P2" style:family="paragraph" style:parent-style-name="Footer">
      <style:text-properties officeooo:paragraph-rsid="002f44ac"/>
    </style:style>
    <style:style style:name="P3" style:family="paragraph" style:parent-style-name="Text_20_body">
      <style:paragraph-properties fo:break-before="page"/>
      <style:text-properties officeooo:paragraph-rsid="0052af5e"/>
    </style:style>
    <style:style style:name="P4" style:family="paragraph" style:parent-style-name="Text_20_body">
      <style:text-properties officeooo:paragraph-rsid="0052af5e"/>
    </style:style>
    <style:style style:name="P5" style:family="paragraph" style:parent-style-name="Standard">
      <style:text-properties officeooo:rsid="001012e4" officeooo:paragraph-rsid="0052af5e"/>
    </style:style>
    <style:style style:name="P6" style:family="paragraph" style:parent-style-name="Standard">
      <style:paragraph-properties style:writing-mode="lr-tb"/>
      <style:text-properties officeooo:paragraph-rsid="000f64c8"/>
    </style:style>
    <style:style style:name="P7" style:family="paragraph" style:parent-style-name="Standard">
      <style:text-properties officeooo:rsid="0016ec52" officeooo:paragraph-rsid="0052af5e"/>
    </style:style>
    <style:style style:name="P8" style:family="paragraph" style:parent-style-name="Text_20_body">
      <style:paragraph-properties fo:break-before="page"/>
      <style:text-properties officeooo:rsid="006d4094" officeooo:paragraph-rsid="0052af5e"/>
    </style:style>
    <style:style style:name="P9" style:family="paragraph" style:parent-style-name="Heading_20_1">
      <style:paragraph-properties fo:break-before="page"/>
      <style:text-properties officeooo:paragraph-rsid="0052af5e"/>
    </style:style>
    <style:style style:name="P10" style:family="paragraph" style:parent-style-name="Heading_20_1">
      <style:paragraph-properties fo:break-before="page" fo:keep-with-next="always"/>
      <style:text-properties officeooo:paragraph-rsid="0052af5e"/>
    </style:style>
    <style:style style:name="P11" style:family="paragraph">
      <loext:graphic-properties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Lato Black" fo:font-weight="bold" style:font-weight-asian="bold" style:font-weight-complex="bold"/>
    </style:style>
    <style:style style:name="P14" style:family="paragraph">
      <style:paragraph-properties fo:text-align="center" style:writing-mode="lr-tb"/>
      <style:text-properties fo:color="#ffffd7" loext:opacity="100%" style:font-name="Lato Heavy" fo:font-weight="bold" style:font-weight-asian="bold" style:font-weight-complex="bold"/>
    </style:style>
    <style:style style:name="P15" style:family="paragraph">
      <style:paragraph-properties fo:text-align="center" style:writing-mode="lr-tb"/>
      <style:text-properties fo:color="#ffffd7" loext:opacity="100%" style:font-name="Lato Heavy" fo:font-weight="bold" style:font-weight-asian="bold" style:font-weight-complex="bold"/>
    </style:style>
    <style:style style:name="P16" style:family="paragraph">
      <style:paragraph-properties style:writing-mode="lr-tb"/>
      <style:text-properties fo:color="#2a6099" loext:opacity="100%" fo:font-weight="bold" style:font-weight-asian="bold" style:font-weight-complex="bold"/>
    </style:style>
    <style:style style:name="P17" style:family="paragraph">
      <loext:graphic-properties draw:fill-color="#ffffff"/>
      <style:paragraph-properties style:writing-mode="lr-tb"/>
      <style:text-properties fo:color="#2a6099" loext:opacity="100%" fo:font-weight="bold" style:font-weight-asian="bold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fo:font-weight="bold" style:font-weight-asian="bold" style:font-weight-complex="bold" fo:hyphenate="false" loext:hyphenation-no-caps="false"/>
    </style:style>
    <style:style style:name="P19" style:family="paragraph">
      <loext:graphic-properties draw:fill-color="#ffffff"/>
      <style:paragraph-properties fo:margin-top="0cm" fo:margin-bottom="0cm" style:writing-mode="lr-tb"/>
      <style:text-properties fo:color="#2a6099" loext:opacity="100%" fo:font-weight="bold" style:font-weight-asian="bold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 draw:fill-color="#ffffff"/>
      <style:paragraph-properties fo:text-align="justify"/>
      <style:text-properties fo:color="#ffffd7" loext:opacity="100%" fo:font-size="12pt"/>
    </style:style>
    <style:style style:name="P22" style:family="paragraph">
      <style:paragraph-properties fo:text-align="center"/>
      <style:text-properties fo:font-size="12pt"/>
    </style:style>
    <style:style style:name="P23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color="#2a6099" loext:opacity="100%" fo:font-weight="bold" style:font-weight-asian="bold" style:font-weight-complex="bold" fo:hyphenate="false" loext:hyphenation-no-caps="false"/>
    </style:style>
    <style:style style:name="P24" style:family="paragraph">
      <style:paragraph-properties fo:text-align="start" style:writing-mode="rl-tb"/>
    </style:style>
    <style:style style:name="P25" style:family="paragraph">
      <loext:graphic-properties draw:fill="none" draw:fill-color="#ffffff"/>
      <style:paragraph-properties fo:text-align="start"/>
      <style:text-properties fo:color="#ffffd7" loext:opacity="100%" fo:font-size="12pt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8" style:family="paragraph">
      <style:paragraph-properties fo:margin-left="0cm" fo:margin-right="0cm" fo:margin-top="0.201cm" fo:margin-bottom="0.201cm" fo:line-height="100%" fo:text-align="justify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.201cm" fo:margin-bottom="0.201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language-asian="zh" style:country-asian="CN" style:font-style-asian="normal" style:font-weight-asian="normal" style:font-name-complex="Lohit Devanagari1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33" style:family="paragraph">
      <loext:graphic-properties draw:fill="none" draw:fill-color="#ffffff"/>
      <style:text-properties style:font-name="Lato Black" fo:font-size="12pt" fo:font-weight="normal" style:font-weight-asian="normal" style:font-weight-complex="normal"/>
    </style:style>
    <style:style style:name="P34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35" style:family="paragraph">
      <loext:graphic-properties draw:fill="none" draw:fill-color="#ffffff"/>
      <style:text-properties style:font-name="Noto Sans CJK HK" style:text-underline-style="solid" style:text-underline-width="auto" style:text-underline-color="font-color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center"/>
      <style:text-properties style:font-name="Lato Black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style:font-name="Lato Black" fo:font-weight="bold" style:font-weight-asian="bold" style:font-weight-complex="bold"/>
    </style:style>
    <style:style style:name="T1" style:family="text">
      <style:text-properties style:font-name="Open Sans Extrabold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9pt" fo:font-weight="bold" officeooo:rsid="00654d6c" style:font-size-asian="11pt" style:font-weight-asian="bold"/>
    </style:style>
    <style:style style:name="T4" style:family="text">
      <style:text-properties style:font-name="Lato Black" fo:font-size="18pt" fo:font-weight="bold" style:font-size-asian="15pt" style:font-weight-asian="bold" style:font-size-complex="18pt" style:font-weight-complex="bold"/>
    </style:style>
    <style:style style:name="T5" style:family="text">
      <style:text-properties style:font-name="Lato Black" fo:font-weight="bold" style:font-weight-asian="bold" style:font-weight-complex="bold"/>
    </style:style>
    <style:style style:name="T6" style:family="text">
      <style:text-properties fo:color="#ffffd7" loext:opacity="100%" style:font-name="Lato Heavy" fo:font-size="21pt" fo:font-weight="bold" style:font-size-asian="18pt" style:font-weight-asian="bold" style:font-size-complex="21pt" style:font-weight-complex="bold"/>
    </style:style>
    <style:style style:name="T7" style:family="text">
      <style:text-properties fo:color="#2a6099" loext:opacity="100%" fo:font-size="18pt" fo:font-weight="bold" style:font-size-asian="15pt" style:font-weight-asian="bold" style:font-size-complex="18pt" style:font-weight-complex="bold"/>
    </style:style>
    <style:style style:name="T8" style:family="text">
      <style:text-properties fo:color="#2a6099" loext:opacity="100%" style:font-name="Arial Black" fo:font-size="18pt" fo:font-weight="bold" style:font-size-asian="15pt" style:font-weight-asian="bold" style:font-size-complex="18pt" style:font-weight-complex="bold"/>
    </style:style>
    <style:style style:name="T9" style:family="text">
      <style:text-properties fo:color="#2a6099" loext:opacity="100%" fo:font-size="15pt" fo:font-weight="bold" style:font-size-asian="13pt" style:font-weight-asian="bold" style:font-size-complex="15pt" style:font-weight-complex="bold"/>
    </style:style>
    <style:style style:name="T10" style:family="text">
      <style:text-properties fo:color="#2a6099" loext:opacity="100%" style:font-name="Arial Black" fo:font-size="15pt" fo:font-weight="bold" style:font-size-asian="13pt" style:font-weight-asian="bold" style:font-size-complex="15pt" style:font-weight-complex="bold"/>
    </style:style>
    <style:style style:name="T11" style:family="text">
      <style:text-properties fo:color="#ffffd7" loext:opacity="100%" fo:font-size="22pt" style:font-size-asian="20pt" style:font-size-complex="22pt"/>
    </style:style>
    <style:style style:name="T12" style:family="text">
      <style:text-properties fo:color="#c9211e" loext:opacity="100%" fo:font-size="18pt" fo:font-weight="bold" style:font-size-asian="15pt" style:font-weight-asian="bold" style:font-size-complex="18pt" style:font-weight-complex="bold"/>
    </style:style>
    <style:style style:name="T13" style:family="text">
      <style:text-properties fo:color="#ffffd7" loext:opacity="100%" fo:font-size="20pt" style:font-size-asian="16pt" style:font-size-complex="20pt"/>
    </style:style>
    <style:style style:name="T14" style:family="text">
      <style:text-properties fo:color="#2a6099" loext:opacity="100%" style:font-name="Arial Black" fo:font-size="16pt" fo:font-weight="bold" style:font-size-asian="14pt" style:font-weight-asian="bold" style:font-size-complex="16pt" style:font-weight-complex="bold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ato Black" fo:font-size="24pt" fo:letter-spacing="normal" fo:language="fr" fo:country="FR" fo:font-style="normal" fo:text-shadow="1pt 1pt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fo:background-color="transparent" style:font-name-asian="Noto Serif CJK SC" style:font-size-asian="21pt" style:language-asian="zh" style:country-asian="CN" style:font-style-asian="normal" style:font-weight-asian="bold" style:font-name-complex="Lohit Devanagari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bold" style:font-name-complex="Lohit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2pt" style:language-asian="zh" style:country-asian="CN" style:font-style-asian="normal" style:font-weight-asian="bold" style:font-name-complex="Lohit Devanagari1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21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1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erif" fo:font-size="1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4pt" style:language-asian="zh" style:country-asian="CN" style:font-style-asian="normal" style:font-weight-asian="normal" style:font-name-complex="Lohit Devanagari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amrul" fo:font-size="15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15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15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3pt" style:language-asian="zh" style:country-asian="CN" style:font-style-asian="normal" style:font-weight-asian="normal" style:font-name-complex="Lohit Devanagari1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ato Black" fo:font-size="21pt" fo:letter-spacing="normal" fo:language="fr" fo:country="FR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erif CJK SC" style:font-size-asian="18pt" style:language-asian="zh" style:country-asian="CN" style:font-style-asian="normal" style:font-weight-asian="normal" style:font-name-complex="Lohit Devanagari1" style:font-size-complex="2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style:font-name="Lato Black" fo:font-size="15pt" fo:font-weight="normal" style:font-size-asian="13pt" style:font-weight-asian="normal" style:font-size-complex="15pt" style:font-weight-complex="normal"/>
    </style:style>
    <style:style style:name="T25" style:family="text">
      <style:text-properties style:font-name="Noto Sans CJK HK" fo:font-size="18pt" style:text-underline-style="solid" style:text-underline-width="auto" style:text-underline-color="font-color" fo:font-weight="bold" style:font-size-asian="15pt" style:font-weight-asian="bold" style:font-size-complex="18pt" style:font-weight-complex="bold"/>
    </style:style>
    <style:style style:name="T26" style:family="text">
      <style:text-properties style:font-name="Jamrul" fo:font-size="20pt" style:text-underline-style="none" fo:font-weight="bold" style:font-size-asian="16pt" style:font-weight-asian="bold" style:font-size-complex="20pt" style:font-weight-complex="bold"/>
    </style:style>
    <style:style style:name="T27" style:family="text">
      <style:text-properties style:font-name="Lato Black" fo:font-size="15pt" style:text-underline-style="none" fo:font-weight="normal" style:font-size-asian="13pt" style:font-weight-asian="normal" style:font-size-complex="15pt" style:font-weight-complex="normal"/>
    </style:style>
    <style:style style:name="T28" style:family="text">
      <style:text-properties fo:color="#ffffff" loext:opacity="100%" style:font-name="Lato Black" fo:font-size="21pt" fo:text-shadow="1pt 1pt" style:text-underline-style="solid" style:text-underline-width="auto" style:text-underline-color="font-color" fo:font-weight="normal" style:font-size-asian="18pt" style:font-weight-asian="normal" style:font-size-complex="21pt" style:font-weight-complex="normal"/>
    </style:style>
    <style:style style:name="gr1" style:family="graphic">
      <style:graphic-properties svg:stroke-width="0cm" draw:marker-start-width="0.353cm" draw:marker-end-width="0.353cm" draw:fill-color="#000000" draw:textarea-horizontal-align="justify" draw:textarea-vertical-align="middle" draw:auto-grow-height="false" fo:min-height="0.22cm" fo:min-width="19.56cm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2.47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1.274cm" fo:min-width="3.89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-color="#ffffff" draw:textarea-horizontal-align="justify" draw:textarea-vertical-align="middle" draw:auto-grow-height="false" fo:min-height="1.274cm" fo:min-width="14.84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3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19.768cm" fo:min-width="19.653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.44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6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9.3cm" fo:min-width="19.653cm" loext:decorative="false" style:run-through="foreground" style:wrap="lef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draw:stroke-dash="Long_20_Dash" svg:stroke-width="0.199cm" draw:marker-start-width="0.651cm" draw:marker-end-width="0.651cm" svg:stroke-linecap="butt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="none" draw:fill-color="#ffffff" draw:textarea-horizontal-align="justify" draw:textarea-vertical-align="middle" draw:auto-grow-height="false" fo:min-height="1.125cm" fo:min-width="1.5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none" svg:stroke-color="#000000" draw:fill="none" draw:fill-color="#ffffff" draw:textarea-vertical-align="middle" fo:min-height="12.5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draw:textarea-vertical-align="middle" fo:min-height="1.8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0.99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12.291cm" fo:min-width="16.912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0.92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1.48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2.251cm" fo:min-width="17.5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none" svg:stroke-color="#000000" draw:fill="none" draw:fill-color="#ffffff" fo:min-height="2.89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Cadre de texte 6" draw:style-name="gr19" draw:text-style-name="P37" svg:width="6.986cm" svg:height="2.895cm" svg:x="-0.993cm" svg:y="0.243cm"><draw:text-box><text:p><text:span text:style-name="T4">OUEDRAOGO </text:span></text:p><text:p><text:span text:style-name="T5"/></text:p><text:p><text:span text:style-name="T4">WENDTOIN ISSAKA</text:span></text:p></draw:text-box></draw:frame><draw:custom-shape text:anchor-type="paragraph" draw:z-index="1" draw:name="Forme 5" draw:style-name="gr18" svg:width="18.275cm" svg:height="2.999cm" svg:x="-0.159cm" svg:y="5.062cm"><text:p/>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<draw:equation draw:name="f0" draw:formula="$0 "/><draw:equation draw:name="f1" draw:formula="top+?f0 "/><draw:equation draw:name="f2" draw:formula="left+?f0 "/><draw:equation draw:name="f3" draw:formula="bottom-?f0 "/><draw:equation draw:name="f4" draw:formula="right-?f0 "/><draw:equation draw:name="f5" draw:formula="right-?f2 "/><draw:equation draw:name="f6" draw:formula="?f5 /2"/><draw:equation draw:name="f7" draw:formula="?f2 +?f6 "/><draw:equation draw:name="f8" draw:formula="bottom-?f1 "/><draw:equation draw:name="f9" draw:formula="?f8 /2"/><draw:equation draw:name="f10" draw:formula="?f1 +?f9 "/><draw:equation draw:name="f11" draw:formula="right"/><draw:equation draw:name="f12" draw:formula="bottom"/><draw:handle draw:handle-position="left $0" draw:handle-switched="true" draw:handle-range-y-minimum="0" draw:handle-range-y-maximum="21600"/></draw:enhanced-geometry></draw:custom-shape><draw:frame text:anchor-type="paragraph" draw:z-index="2" draw:name="Cadre de texte 7" draw:style-name="gr17" draw:text-style-name="P36" svg:width="17.432cm" svg:height="1.488cm" svg:x="0.235cm" svg:y="6.244cm"><draw:text-box><text:p text:style-name="P12"><text:span text:style-name="T26">Module</text:span><text:span text:style-name="T27">: <text:s/></text:span><text:span text:style-name="T28">PROJETS <text:s/>TUTORÉS</text:span></text:p></draw:text-box></draw:frame><draw:frame text:anchor-type="paragraph" draw:z-index="3" draw:name="Cadre de texte 8" draw:style-name="gr16" draw:text-style-name="P35" svg:width="4.058cm" svg:height="0.923cm" svg:x="7.228cm" svg:y="8.357cm"><draw:text-box><text:p><text:span text:style-name="T25">ENONCE</text:span></text:p></draw:text-box></draw:frame><draw:frame text:anchor-type="paragraph" draw:z-index="5" draw:name="Cadre de texte 9" draw:style-name="gr14" draw:text-style-name="P33" svg:width="5.763cm" svg:height="0.997cm" svg:x="13.679cm" svg:y="26.06cm"><draw:text-box><text:p><text:span text:style-name="T24">Date : 29 Février 2024</text:span></text:p></draw:text-box></draw:frame><draw:frame text:anchor-type="paragraph" draw:z-index="6" draw:name="Cadre de texte 10" draw:style-name="gr13" draw:text-style-name="P32" svg:width="17.432cm" svg:height="1.888cm" svg:x="0.37cm" svg:y="3.231cm"><draw:text-box><text:p text:style-name="P31"><text:span text:style-name="T20">Enseignant</text:span><text:span text:style-name="T21">:</text:span><text:span text:style-name="T22"> </text:span><text:span text:style-name="T23"><text:s/>M. OUEDRAOGO W. A. Marc Christian</text:span></text:p></draw:text-box></draw:frame><draw:custom-shape text:anchor-type="paragraph" draw:z-index="4" draw:name="Forme 6" draw:style-name="gr15" draw:text-style-name="P34" svg:width="18.239cm" svg:height="13.618cm" svg:x="-0.531cm" svg:y="9.513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Forme 1" draw:style-name="gr1" draw:text-style-name="P11" svg:width="19.561cm" svg:height="0.221cm" svg:x="-1.109cm" svg:y="2.71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86" draw:name="Cadre de texte 36" draw:style-name="gr2" draw:text-style-name="P13" svg:width="6.28cm" svg:height="2.472cm" svg:x="14.954cm" svg:y="0.243cm"><draw:text-box><text:p text:style-name="P12"><text:span text:style-name="T4">DERA </text:span></text:p><text:p text:style-name="P12"><text:span text:style-name="T5"/></text:p><text:p text:style-name="P12"><text:span text:style-name="T4">SAOUDATOU</text:span></text:p></draw:text-box></draw:frame><draw:frame text:anchor-type="paragraph" draw:z-index="8" draw:name="Cadre de texte 1" draw:style-name="gr12" draw:text-style-name="P30" svg:width="16.442cm" svg:height="13.496cm" svg:x="0.568cm" svg:y="10.746cm"><draw:text-box><text:p text:style-name="P27"><text:span text:style-name="T15">Projet 3 : Plateforme de location de biens</text:span></text:p><text:p text:style-name="P27"><text:span text:style-name="T16"/></text:p><text:p text:style-name="P27"><text:span text:style-name="T16"/></text:p><text:p text:style-name="P27"><text:span text:style-name="T17"/></text:p><text:p text:style-name="P28"><text:span text:style-name="T18">Développez une plateforme permettant aux utilisateurs de mettre en location des biens (voitures, logements, équipements, etc.), de gérer les réservations, les paiements et les avis des utilisateurs.</text:span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text:p text:style-name="P29"><text:span text:style-name="T19"/></text:p></draw:text-box></draw:frame><draw:custom-shape text:anchor-type="paragraph" draw:z-index="87" draw:name="Forme 2" draw:style-name="gr1" draw:text-style-name="P11" svg:width="19.561cm" svg:height="0.221cm" svg:x="-1.109cm" svg:y="-0.286cm"><text:p/><draw:enhanced-geometry svg:viewBox="0 0 21600 21600" draw:mirror-horizontal="false" draw:mirror-vertical="false" draw:type="rectangle" draw:enhanced-path="M 0 0 L 21600 0 21600 21600 0 21600 0 0 Z N"/></draw:custom-shape></text:p>
      <text:h text:style-name="P9" text:outline-level="1" text:is-list-header="true"/>
      <text:p text:style-name="P4"/>
      <text:p text:style-name="P4"/>
      <text:p text:style-name="P7"/>
      <text:p text:style-name="P5"><draw:custom-shape text:anchor-type="paragraph" draw:z-index="23" draw:name="Forme 4" draw:style-name="gr4" draw:text-style-name="P17" svg:width="14.987cm" svg:height="1.412cm" svg:x="1.139cm" svg:y="-3.18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CRIPTOGRAPH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Forme 9" draw:style-name="gr3" draw:text-style-name="P15" svg:width="4.037cm" svg:height="1.412cm" svg:x="1.139cm" svg:y="-3.18cm"><text:p text:style-name="P14"><text:span text:style-name="T6">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><draw:custom-shape text:anchor-type="paragraph" draw:z-index="27" draw:name="Forme 20" draw:style-name="gr9" draw:text-style-name="P22" svg:width="19.654cm" svg:height="19.301cm" svg:x="-1.309cm" svg:y="0.31cm"><text:p/><draw:enhanced-geometry svg:viewBox="0 0 21600 21600" draw:mirror-horizontal="false" draw:mirror-vertical="false" draw:type="rectangle" draw:enhanced-path="M 0 0 L 21600 0 21600 21600 0 21600 0 0 Z N"/></draw:custom-shape></text:p>
      <text:p text:style-name="P5"><draw:custom-shape text:anchor-type="paragraph" draw:z-index="25" draw:name="Forme 21" draw:style-name="gr4" draw:text-style-name="P17" svg:width="14.987cm" svg:height="1.412cm" svg:x="-15.81cm" svg:y="0.171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6" draw:name="Cadre de texte 26" draw:style-name="gr5" draw:text-style-name="P21" svg:width="18.827cm" svg:height="2.308cm" svg:x="-17.674cm" svg:y="2.062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28" draw:name="Forme 10" draw:style-name="gr4" draw:text-style-name="P17" svg:width="14.987cm" svg:height="1.412cm" svg:x="-15.81cm" svg:y="4.505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2. INTÉGRITÉ :</text:span><text:span text:style-name="T12"> 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9" draw:name="Cadre de texte 2" draw:style-name="gr5" draw:text-style-name="P21" svg:width="18.827cm" svg:height="2.308cm" svg:x="-17.674cm" svg:y="6.396cm"><draw:text-box><text:p text:style-name="P20"><text:span text:style-name="T13">La cryptographie est essentielle pour garantir l'intégrité des données en les protégeant contre les modifications non autorisées.</text:span></text:p></draw:text-box></draw:frame><draw:custom-shape text:anchor-type="paragraph" draw:z-index="30" draw:name="Forme 11" draw:style-name="gr4" draw:text-style-name="P17" svg:width="14.987cm" svg:height="1.412cm" svg:x="-15.81cm" svg:y="9.172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3. CONFIDENTIALITÉ : </text:span><text:span text:style-name="T12">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1" draw:name="Cadre de texte 3" draw:style-name="gr7" draw:text-style-name="P25" svg:width="18.827cm" svg:height="2.442cm" svg:x="-17.674cm" svg:y="10.73cm"><draw:text-box><text:p text:style-name="P24"><text:span text:style-name="T13">La cryptographie est le principal moyen de garantir la confidentialité des données en les rendant illisibles pour les utilisateurs non autorisés</text:span></text:p></draw:text-box></draw:frame><draw:custom-shape text:anchor-type="paragraph" draw:z-index="32" draw:name="Forme 12" draw:style-name="gr4" draw:text-style-name="P17" svg:width="14.987cm" svg:height="1.412cm" svg:x="-15.81cm" svg:y="13.839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4. PREUVE : </text:span><text:span text:style-name="T12">MOYE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4" draw:name="Forme 15" draw:style-name="gr4" draw:text-style-name="P17" svg:width="14.987cm" svg:height="1.412cm" svg:x="-15.81cm" svg:y="0.171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</text:span><text:span text:style-name="T12">MOYE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35" draw:name="Cadre de texte 5" draw:style-name="gr7" draw:text-style-name="P21" svg:width="18.827cm" svg:height="2.442cm" svg:x="-17.674cm" svg:y="2.062cm"><draw:text-box><text:p text:style-name="P20"><text:span text:style-name="T13">L'impact d'une indisponibilité due à la cryptographie est généralement moindre que celui d'une violation de la confidentialité.</text:span></text:p></draw:text-box></draw:frame><draw:frame text:anchor-type="paragraph" draw:z-index="33" draw:name="Cadre de texte 4" draw:style-name="gr5" draw:text-style-name="P21" svg:width="18.827cm" svg:height="2.308cm" svg:x="-17.674cm" svg:y="16.064cm"><draw:text-box><text:p text:style-name="P20"><text:span text:style-name="T11">La cryptographie peut fournir des preuves d'intégrité et de non-répudiation.</text:span></text:p></draw:text-box></draw:frame></text:p>
      <text:h text:style-name="P10" text:outline-level="1" text:is-list-header="true"><draw:custom-shape text:anchor-type="paragraph" draw:z-index="49" draw:name="Forme 17" draw:style-name="gr6" draw:text-style-name="P22" svg:width="19.654cm" svg:height="19.769cm" svg:x="-1.238cm" svg:y="3.729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41" draw:name="Cadre de texte 16" draw:style-name="gr5" draw:text-style-name="P21" svg:width="18.827cm" svg:height="2.308cm" svg:x="-17.674cm" svg:y="2.062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42" draw:name="Cadre de texte 17" draw:style-name="gr5" draw:text-style-name="P21" svg:width="18.827cm" svg:height="2.308cm" svg:x="-17.674cm" svg:y="6.062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43" draw:name="Cadre de texte 19" draw:style-name="gr5" draw:text-style-name="P21" svg:width="18.827cm" svg:height="2.308cm" svg:x="-17.674cm" svg:y="15.397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44" draw:name="Cadre de texte 20" draw:style-name="gr5" draw:text-style-name="P21" svg:width="18.827cm" svg:height="2.308cm" svg:x="-17.674cm" svg:y="2.062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40" draw:name="Cadre de texte 15" draw:style-name="gr5" draw:text-style-name="P21" svg:width="18.827cm" svg:height="2.308cm" svg:x="-16.674cm" svg:y="2.062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39" draw:name="Cadre de texte 14" draw:style-name="gr5" draw:text-style-name="P21" svg:width="18.827cm" svg:height="2.308cm" svg:x="-17.674cm" svg:y="15.397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38" draw:name="Cadre de texte 13" draw:style-name="gr5" draw:text-style-name="P21" svg:width="18.827cm" svg:height="2.308cm" svg:x="-17.674cm" svg:y="11.063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37" draw:name="Cadre de texte 12" draw:style-name="gr5" draw:text-style-name="P21" svg:width="18.827cm" svg:height="2.308cm" svg:x="-17.674cm" svg:y="6.062cm"><draw:text-box><text:p text:style-name="P20"><text:span text:style-name="T11">Ecrire un algorithme dont le nom est « merci » et qui permet d’afficher à l’ecran la phrase suivante : </text:span></text:p></draw:text-box></draw:frame><draw:frame text:anchor-type="paragraph" draw:z-index="36" draw:name="Cadre de texte 11" draw:style-name="gr5" draw:text-style-name="P21" svg:width="18.827cm" svg:height="2.308cm" svg:x="-17.674cm" svg:y="2.062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45" draw:name="Forme 13" draw:style-name="gr4" draw:text-style-name="P17" svg:width="14.987cm" svg:height="1.412cm" svg:x="1.139cm" svg:y="0.153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PARE-FEU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6" draw:name="Forme 14" draw:style-name="gr3" draw:text-style-name="P15" svg:width="4.037cm" svg:height="1.412cm" svg:x="1.139cm" svg:y="0.153cm"><text:p text:style-name="P14"><text:span text:style-name="T6">I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7" draw:name="Forme 16" draw:style-name="gr4" draw:text-style-name="P17" svg:width="14.987cm" svg:height="1.412cm" svg:x="1.261cm" svg:y="4.057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48" draw:name="Cadre de texte 18" draw:style-name="gr5" draw:text-style-name="P21" svg:width="18.827cm" svg:height="2.308cm" svg:x="-0.603cm" svg:y="5.948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50" draw:name="Forme 18" draw:style-name="gr4" draw:text-style-name="P17" svg:width="14.987cm" svg:height="1.412cm" svg:x="1.261cm" svg:y="8.391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2. INTÉGRITÉ :</text:span><text:span text:style-name="T12">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1" draw:name="Cadre de texte 21" draw:style-name="gr7" draw:text-style-name="P21" svg:width="18.827cm" svg:height="2.442cm" svg:x="-0.603cm" svg:y="9.948cm"><draw:text-box><text:p text:style-name="P20"><text:span text:style-name="T13">Pour prévenir les attaques et garantir que seuls les flux autorisés passent</text:span></text:p><text:p text:style-name="P20"><text:span text:style-name="T13"/></text:p></draw:text-box></draw:frame><draw:custom-shape text:anchor-type="paragraph" draw:z-index="52" draw:name="Forme 19" draw:style-name="gr4" draw:text-style-name="P17" svg:width="14.987cm" svg:height="1.412cm" svg:x="1.261cm" svg:y="13.058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3. CONFIDENTIALITÉ : </text:span><text:span text:style-name="T12">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3" draw:name="Cadre de texte 22" draw:style-name="gr7" draw:text-style-name="P21" svg:width="18.827cm" svg:height="2.442cm" svg:x="-0.603cm" svg:y="14.616cm"><draw:text-box><text:p text:style-name="P20"><text:span text:style-name="T13">Les pare-feu peuvent filtrer le trafic réseau et masquer certaines informations sensibles, mais ils ne garantissent pas la confidentialité des données.</text:span></text:p></draw:text-box></draw:frame><draw:custom-shape text:anchor-type="paragraph" draw:z-index="54" draw:name="Forme 22" draw:style-name="gr4" draw:text-style-name="P17" svg:width="14.987cm" svg:height="1.412cm" svg:x="1.261cm" svg:y="17.059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4. PREUVE : </text:span><text:span text:style-name="T12">MOYE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5" draw:name="Cadre de texte 23" draw:style-name="gr8" draw:text-style-name="P21" svg:width="18.827cm" svg:height="2.68cm" svg:x="-0.603cm" svg:y="19.283cm"><draw:text-box><text:p text:style-name="P20"><text:span text:style-name="T11">Le pare-feu doit fournir des journaux d'audit pour prouver son efficacité dans la détection et le blocage des tentatives d'accès non autorisées</text:span></text:p></draw:text-box></draw:frame><draw:custom-shape text:anchor-type="paragraph" draw:z-index="56" draw:name="Forme 23" draw:style-name="gr4" draw:text-style-name="P17" svg:width="14.987cm" svg:height="1.412cm" svg:x="1.261cm" svg:y="4.39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</text:span><text:span text:style-name="T12">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57" draw:name="Cadre de texte 24" draw:style-name="gr5" draw:text-style-name="P21" svg:width="18.827cm" svg:height="2.308cm" svg:x="-0.603cm" svg:y="5.948cm"><draw:text-box><text:p text:style-name="P20"><text:span text:style-name="T13">Le pare-feu doit être disponible pour filtrer le trafic réseau et garantir que les services essentiels restent accessibles</text:span></text:p></draw:text-box></draw:frame></text:h>
      <text:p text:style-name="P3"><draw:custom-shape text:anchor-type="paragraph" draw:z-index="62" draw:name="Forme 27" draw:style-name="gr6" draw:text-style-name="P22" svg:width="19.654cm" svg:height="19.769cm" svg:x="-1.168cm" svg:y="3.549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8" draw:name="Forme 7" draw:style-name="gr4" draw:text-style-name="P17" svg:width="14.987cm" svg:height="1.412cm" svg:x="1.139cm" svg:y="0.153cm"><text:p text:style-name="P23"><text:span text:style-name="T7"><text:tab/></text:span><text:span text:style-name="T7"><text:tab/></text:span><text:span text:style-name="T7"><text:tab/></text:span><text:span text:style-name="T7"> <text:s text:c="3"/></text:span><text:span text:style-name="T14">CONTRÔLE D’ACCÈS LOGIQU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9" draw:name="Forme 8" draw:style-name="gr3" draw:text-style-name="P15" svg:width="4.037cm" svg:height="1.412cm" svg:x="1.139cm" svg:y="0.153cm"><text:p text:style-name="P14"><text:span text:style-name="T6">II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0" draw:name="Forme 26" draw:style-name="gr4" draw:text-style-name="P17" svg:width="14.987cm" svg:height="1.412cm" svg:x="1.332cm" svg:y="3.877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1" draw:name="Cadre de texte 25" draw:style-name="gr5" draw:text-style-name="P21" svg:width="18.827cm" svg:height="2.308cm" svg:x="-0.533cm" svg:y="5.768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63" draw:name="Forme 28" draw:style-name="gr4" draw:text-style-name="P17" svg:width="14.987cm" svg:height="1.412cm" svg:x="1.332cm" svg:y="8.211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2. INTÉGRITÉ :</text:span><text:span text:style-name="T12"> 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4" draw:name="Cadre de texte 27" draw:style-name="gr7" draw:text-style-name="P21" svg:width="18.827cm" svg:height="2.442cm" svg:x="-0.533cm" svg:y="9.768cm"><draw:text-box><text:p text:style-name="P20"><text:span text:style-name="T13">Les contrôles d'accès logiques sont essentiels pour garantir l'intégrité des données en limitant l'accès aux utilisateurs autorisés.</text:span></text:p></draw:text-box></draw:frame><draw:custom-shape text:anchor-type="paragraph" draw:z-index="65" draw:name="Forme 29" draw:style-name="gr4" draw:text-style-name="P17" svg:width="14.987cm" svg:height="1.412cm" svg:x="1.332cm" svg:y="12.878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3. CONFIDENTIALITÉ : </text:span><text:span text:style-name="T12">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6" draw:name="Cadre de texte 28" draw:style-name="gr7" draw:text-style-name="P21" svg:width="18.827cm" svg:height="2.442cm" svg:x="-0.533cm" svg:y="14.436cm"><draw:text-box><text:p text:style-name="P20"><text:span text:style-name="T13">Les contrôles d'accès logiques permettent de protéger la confidentialité des données en limitant l'accès aux utilisateurs ayant un besoin légitime d'y accéder.</text:span></text:p></draw:text-box></draw:frame><draw:custom-shape text:anchor-type="paragraph" draw:z-index="67" draw:name="Forme 30" draw:style-name="gr4" draw:text-style-name="P17" svg:width="14.987cm" svg:height="1.412cm" svg:x="1.332cm" svg:y="16.879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4. PREUVE : </text:span><text:span text:style-name="T12">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68" draw:name="Cadre de texte 29" draw:style-name="gr5" draw:text-style-name="P21" svg:width="18.827cm" svg:height="2.308cm" svg:x="-0.533cm" svg:y="19.103cm"><draw:text-box><text:p text:style-name="P20"><text:span text:style-name="T13">Les contrôles d'accès doivent fournir des traces d'audit pour prouver l'accès restreint aux personnes habilitées</text:span></text:p></draw:text-box></draw:frame><draw:custom-shape text:anchor-type="paragraph" draw:z-index="69" draw:name="Forme 31" draw:style-name="gr4" draw:text-style-name="P17" svg:width="14.987cm" svg:height="1.412cm" svg:x="1.332cm" svg:y="4.21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</text:span><text:span text:style-name="T12">MOYEN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0" draw:name="Cadre de texte 30" draw:style-name="gr5" draw:text-style-name="P21" svg:width="18.827cm" svg:height="2.308cm" svg:x="-0.533cm" svg:y="5.768cm"><draw:text-box><text:p text:style-name="P20"><text:span text:style-name="T13">Les contrôles d'accès doivent être disponibles pour garantir que seules les personnes autorisées peuvent accéder aux ressources</text:span></text:p></draw:text-box></draw:frame></text:p>
      <text:p text:style-name="P8"><draw:custom-shape text:anchor-type="paragraph" draw:z-index="73" draw:name="Forme 33" draw:style-name="gr6" draw:text-style-name="P22" svg:width="19.654cm" svg:height="19.769cm" svg:x="-1.168cm" svg:y="2.80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1" draw:name="Forme 32" draw:style-name="gr4" draw:text-style-name="P17" svg:width="14.987cm" svg:height="1.412cm" svg:x="1.332cm" svg:y="3.136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ÉLEVÉ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2" draw:name="Cadre de texte 31" draw:style-name="gr5" draw:text-style-name="P21" svg:width="18.827cm" svg:height="2.308cm" svg:x="-0.533cm" svg:y="5.027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74" draw:name="Forme 34" draw:style-name="gr4" draw:text-style-name="P17" svg:width="14.987cm" svg:height="1.412cm" svg:x="1.332cm" svg:y="7.47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2. INTÉGRITÉ :</text:span><text:span text:style-name="T12"> 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5" draw:name="Cadre de texte 32" draw:style-name="gr5" draw:text-style-name="P21" svg:width="18.827cm" svg:height="2.308cm" svg:x="-0.533cm" svg:y="9.028cm"><draw:text-box><text:p text:style-name="P20"><text:span text:style-name="T13">La sécurité physique est essentielle pour garantir l'intégrité des équipements et des données contre les dommages physiques.</text:span></text:p></draw:text-box></draw:frame><draw:custom-shape text:anchor-type="paragraph" draw:z-index="76" draw:name="Forme 35" draw:style-name="gr4" draw:text-style-name="P17" svg:width="14.987cm" svg:height="1.412cm" svg:x="1.332cm" svg:y="12.137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3. CONFIDENTIALITÉ : </text:span><text:span text:style-name="T12">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7" draw:name="Cadre de texte 33" draw:style-name="gr5" draw:text-style-name="P21" svg:width="18.827cm" svg:height="2.308cm" svg:x="-0.533cm" svg:y="14.028cm"><draw:text-box><text:p text:style-name="P20"><text:span text:style-name="T13">La sécurité physique peut contribuer à la confidentialité en limitant l'accès physique aux équipements et aux données.</text:span></text:p></draw:text-box></draw:frame><draw:custom-shape text:anchor-type="paragraph" draw:z-index="78" draw:name="Forme 36" draw:style-name="gr4" draw:text-style-name="P17" svg:width="14.987cm" svg:height="1.412cm" svg:x="1.332cm" svg:y="16.138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4. PREUVE : </text:span><text:span text:style-name="T12">FAIBLE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9" draw:name="Cadre de texte 34" draw:style-name="gr5" draw:text-style-name="P21" svg:width="18.827cm" svg:height="2.308cm" svg:x="-0.533cm" svg:y="18.362cm"><draw:text-box><text:p text:style-name="P20"><text:span text:style-name="T11">Ecrire un algorithme dont le nom est « merci » et qui permet d’afficher à l’ecran la phrase suivante : </text:span></text:p></draw:text-box></draw:frame><draw:custom-shape text:anchor-type="paragraph" draw:z-index="80" draw:name="Forme 37" draw:style-name="gr4" draw:text-style-name="P17" svg:width="14.987cm" svg:height="1.412cm" svg:x="1.332cm" svg:y="3.47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1. DISPONIBILITÉ : </text:span><text:span text:style-name="T12">TRÈS FORT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1" draw:name="Cadre de texte 35" draw:style-name="gr5" draw:text-style-name="P21" svg:width="18.827cm" svg:height="2.308cm" svg:x="-0.533cm" svg:y="5.027cm"><draw:text-box><text:p text:style-name="P20"><text:span text:style-name="T11">Les équipements doivent être disponibles et opérationnels pour assurer la continuité des opérations</text:span></text:p></draw:text-box></draw:frame><draw:custom-shape text:anchor-type="paragraph" draw:z-index="82" draw:name="Forme 44" draw:style-name="gr4" draw:text-style-name="P19" svg:width="14.987cm" svg:height="1.412cm" svg:x="1.139cm" svg:y="0.153cm"><text:p text:style-name="P1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10">SÉCURITÉ PHYSIQUE DES </text:span></text:p><text:p text:style-name="P18"><text:span text:style-name="T10"><text:tab/></text:span><text:span text:style-name="T10"><text:tab/></text:span><text:span text:style-name="T10"><text:tab/></text:span><text:span text:style-name="T10"><text:tab/></text:span><text:span text:style-name="T10">ÉQUIPEMENTS <text:s/>ET LOCAUX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3" draw:name="Forme 45" draw:style-name="gr3" draw:text-style-name="P15" svg:width="4.037cm" svg:height="1.412cm" svg:x="1.139cm" svg:y="0.153cm"><text:p text:style-name="P14"><text:span text:style-name="T6">IV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4" draw:name="Forme 48" draw:style-name="gr4" draw:text-style-name="P17" svg:width="14.987cm" svg:height="1.412cm" svg:x="1.139cm" svg:y="0.153cm">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8">CRIPTOGRAPHI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5" draw:name="Forme 49" draw:style-name="gr3" draw:text-style-name="P15" svg:width="4.037cm" svg:height="1.412cm" svg:x="1.139cm" svg:y="0.153cm"><text:p text:style-name="P14"><text:span text:style-name="T6">I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pitch="variable"/>
    <style:font-face style:name="Calibri" svg:font-family="Calibri" style:font-family-generic="swiss" style:font-pitch="variable"/>
    <style:font-face style:name="Jamrul" svg:font-family="Jamrul" style:font-pitch="variable"/>
    <style:font-face style:name="Lato Black" svg:font-family="'Lato Black'" style:font-pitch="variable"/>
    <style:font-face style:name="Lato Heavy" svg:font-family="'Lato Heavy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HK" svg:font-family="'Noto Sans CJK HK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</office:font-face-decls>
  <office:styles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margin-left="0.018cm" fo:margin-right="0.004cm" fo:margin-top="0cm" fo:margin-bottom="0.002cm" style:contextual-spacing="false" fo:line-height="108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d97e7" officeooo:paragraph-rsid="000d97e7"/>
    </style:style>
    <style:style style:name="MP2" style:family="paragraph" style:parent-style-name="Footer">
      <style:text-properties officeooo:paragraph-rsid="002f44ac"/>
    </style:style>
    <style:style style:name="MP3" style:family="paragraph">
      <loext:graphic-properties draw:fill="none" draw:fill-color="#ffffff"/>
      <style:paragraph-properties fo:text-align="center"/>
    </style:style>
    <style:style style:name="MP4" style:family="paragraph">
      <style:paragraph-properties fo:text-align="center"/>
    </style:style>
    <style:style style:name="MT1" style:family="text">
      <style:text-properties style:font-name="Open Sans Extrabold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>
      <style:text-properties fo:font-size="9pt" fo:font-weight="bold" officeooo:rsid="00654d6c" style:font-size-asian="11pt" style:font-weight-asian="bold"/>
    </style:style>
    <style:style style:name="Mgr1" style:family="graphic">
      <style:graphic-properties draw:fill="none" draw:fill-color="#ffffff" draw:textarea-horizontal-align="justify" draw:textarea-vertical-align="middle" draw:auto-grow-height="false" fo:min-height="1.125cm" fo:min-width="1.53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draw:stroke-dash="Long_20_Dash" svg:stroke-width="0.199cm" draw:marker-start-width="0.651cm" draw:marker-end-width="0.651cm" svg:stroke-linecap="butt" draw:textarea-horizontal-align="center" draw:textarea-vertical-align="middle" fo:padding-top="0.099cm" fo:padding-bottom="0.099cm" fo:padding-left="0.099cm" fo:padding-right="0.09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icence 2 Génie Logiciel <text:tab/><text:tab/>Pure Developper</text:p>
      </style:header>
      <style:footer>
        <text:p text:style-name="MP2"><draw:custom-shape text:anchor-type="paragraph" draw:z-index="15" draw:name="Forme 3" draw:style-name="Mgr1" draw:text-style-name="MP3" svg:width="1.532cm" svg:height="1.126cm" svg:x="-0.134cm" svg:y="-0.178cm"><text:p/><draw:enhanced-geometry svg:viewBox="0 0 21600 21600" draw:mirror-horizontal="false" draw:mirror-vertical="false" draw:type="rectangle" draw:enhanced-path="M 0 0 L 21600 0 21600 21600 0 21600 0 0 Z N"/></draw:custom-shape><draw:line text:anchor-type="paragraph" draw:z-index="22" draw:name="Ligne 1" draw:style-name="Mgr2" draw:text-style-name="MP4" svg:x1="0.589cm" svg:y1="29.487cm" svg:x2="0.589cm" svg:y2="31.104cm"><text:p/></draw:line><text:span text:style-name="MT1"><text:page-number text:select-page="current">7</text:page-number></text:span><text:span text:style-name="MT1">/</text:span><text:span text:style-name="MT1"><text:page-count>7</text:page-count></text:span><text:tab/><text:span text:style-name="Default_20_Paragraph_20_Font"><text:span text:style-name="MT2">WENDTOIN ISSAKA <text:s/><text:tab/></text:span></text:span><text:a xlink:type="simple" xlink:href="mailto:ouedraogowendtoinissaka@gmail.com" text:style-name="Internet_20_link" text:visited-style-name="Visited_20_Internet_20_Link"><text:span text:style-name="Default_20_Paragraph_20_Font"><text:span text:style-name="MT3">ouedraogowendtoinissaka@gmail.com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07:36:18.488127401</meta:creation-date>
    <meta:generator>LibreOffice/24.2.0.3$Linux_X86_64 LibreOffice_project/a9077e3fef0a06cb428c7a740a03f33bf70ac6ee</meta:generator>
    <dc:date>2024-02-29T21:11:12.783698005</dc:date>
    <meta:editing-duration>PT14H2M10S</meta:editing-duration>
    <meta:editing-cycles>51</meta:editing-cycles>
    <meta:print-date>2024-02-29T21:11:20.426363438</meta:print-date>
    <meta:printed-by>Fichiers PDF</meta:printed-by>
    <meta:document-statistic meta:table-count="0" meta:image-count="0" meta:object-count="0" meta:page-count="7" meta:paragraph-count="2" meta:word-count="10" meta:character-count="97" meta:non-whitespace-character-count="85"/>
  </office:meta>
</office:document-meta>
</file>